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Title">
      <style:text-properties officeooo:rsid="000af947" officeooo:paragraph-rsid="000af947"/>
    </style:style>
    <style:style style:name="P2" style:family="paragraph" style:parent-style-name="Text_20_body">
      <style:text-properties officeooo:rsid="000d3612" officeooo:paragraph-rsid="000d3612"/>
    </style:style>
    <style:style style:name="P3" style:family="paragraph" style:parent-style-name="Text_20_body">
      <style:text-properties officeooo:rsid="000d3f17" officeooo:paragraph-rsid="000d3f17"/>
    </style:style>
    <style:style style:name="P4" style:family="paragraph" style:parent-style-name="Heading_20_1">
      <style:text-properties officeooo:rsid="000af947" officeooo:paragraph-rsid="000af947"/>
    </style:style>
    <style:style style:name="P5" style:family="paragraph" style:parent-style-name="Heading_20_1">
      <style:text-properties officeooo:rsid="000af947" officeooo:paragraph-rsid="0018377e"/>
    </style:style>
    <style:style style:name="P6" style:family="paragraph" style:parent-style-name="Heading_20_1">
      <style:text-properties officeooo:rsid="000af947" officeooo:paragraph-rsid="0019a5be"/>
    </style:style>
    <style:style style:name="P7" style:family="paragraph" style:parent-style-name="Heading_20_1">
      <style:text-properties officeooo:rsid="000af947" officeooo:paragraph-rsid="001f1516"/>
    </style:style>
    <style:style style:name="P8" style:family="paragraph" style:parent-style-name="Heading_20_1">
      <style:text-properties officeooo:rsid="003218af" officeooo:paragraph-rsid="003218af"/>
    </style:style>
    <style:style style:name="P9" style:family="paragraph" style:parent-style-name="Heading_20_1">
      <style:text-properties officeooo:rsid="003218af" officeooo:paragraph-rsid="0035f5c3"/>
    </style:style>
    <style:style style:name="P10" style:family="paragraph" style:parent-style-name="Text_20_body">
      <style:text-properties officeooo:rsid="000d3612" officeooo:paragraph-rsid="000d3612"/>
    </style:style>
    <style:style style:name="P11" style:family="paragraph" style:parent-style-name="Text_20_body">
      <style:text-properties officeooo:paragraph-rsid="0018377e"/>
    </style:style>
    <style:style style:name="P12" style:family="paragraph" style:parent-style-name="Text_20_body">
      <style:text-properties officeooo:rsid="00191008" officeooo:paragraph-rsid="00191008"/>
    </style:style>
    <style:style style:name="P13" style:family="paragraph" style:parent-style-name="Text_20_body">
      <style:text-properties officeooo:paragraph-rsid="001f91a2"/>
    </style:style>
    <style:style style:name="P14" style:family="paragraph" style:parent-style-name="Text_20_body">
      <style:text-properties officeooo:rsid="001f91a2" officeooo:paragraph-rsid="001f91a2"/>
    </style:style>
    <style:style style:name="P15" style:family="paragraph" style:parent-style-name="Text_20_body" style:list-style-name="L1">
      <style:text-properties officeooo:rsid="00208f15" officeooo:paragraph-rsid="00208f15"/>
    </style:style>
    <style:style style:name="P16" style:family="paragraph" style:parent-style-name="Text_20_body">
      <style:text-properties officeooo:paragraph-rsid="0022abf1"/>
    </style:style>
    <style:style style:name="P17" style:family="paragraph" style:parent-style-name="Text_20_body" style:list-style-name="L1">
      <style:text-properties officeooo:rsid="0027bce5" officeooo:paragraph-rsid="0027bce5"/>
    </style:style>
    <style:style style:name="P18" style:family="paragraph" style:parent-style-name="Text_20_body" style:list-style-name="L1">
      <style:text-properties officeooo:rsid="00282a91" officeooo:paragraph-rsid="00282a91"/>
    </style:style>
    <style:style style:name="P19" style:family="paragraph" style:parent-style-name="Text_20_body" style:list-style-name="L1">
      <style:text-properties officeooo:rsid="002a0911" officeooo:paragraph-rsid="002a0911"/>
    </style:style>
    <style:style style:name="P20" style:family="paragraph" style:parent-style-name="Text_20_body">
      <style:text-properties officeooo:rsid="002da96f" officeooo:paragraph-rsid="002da96f"/>
    </style:style>
    <style:style style:name="P21" style:family="paragraph" style:parent-style-name="Text_20_body">
      <style:text-properties officeooo:paragraph-rsid="003c31b1"/>
    </style:style>
    <style:style style:name="T1" style:family="text">
      <style:text-properties officeooo:rsid="00122ca8"/>
    </style:style>
    <style:style style:name="T2" style:family="text">
      <style:text-properties officeooo:rsid="0018377e"/>
    </style:style>
    <style:style style:name="T3" style:family="text">
      <style:text-properties officeooo:rsid="0019a5be"/>
    </style:style>
    <style:style style:name="T4" style:family="text">
      <style:text-properties officeooo:rsid="0019fd31"/>
    </style:style>
    <style:style style:name="T5" style:family="text">
      <style:text-properties officeooo:rsid="001d7927"/>
    </style:style>
    <style:style style:name="T6" style:family="text">
      <style:text-properties officeooo:rsid="001f1516"/>
    </style:style>
    <style:style style:name="T7" style:family="text">
      <style:text-properties officeooo:rsid="001f91a2"/>
    </style:style>
    <style:style style:name="T8" style:family="text">
      <style:text-properties officeooo:rsid="00208f15"/>
    </style:style>
    <style:style style:name="T9" style:family="text">
      <style:text-properties officeooo:rsid="00219b65"/>
    </style:style>
    <style:style style:name="T10" style:family="text">
      <style:text-properties officeooo:rsid="0022abf1"/>
    </style:style>
    <style:style style:name="T11" style:family="text">
      <style:text-properties officeooo:rsid="00246a05"/>
    </style:style>
    <style:style style:name="T12" style:family="text">
      <style:text-properties officeooo:rsid="00282a91"/>
    </style:style>
    <style:style style:name="T13" style:family="text">
      <style:text-properties officeooo:rsid="002bc9b8"/>
    </style:style>
    <style:style style:name="T14" style:family="text">
      <style:text-properties officeooo:rsid="002f9d10"/>
    </style:style>
    <style:style style:name="T15" style:family="text">
      <style:text-properties officeooo:rsid="0035f5c3"/>
    </style:style>
    <style:style style:name="T16" style:family="text">
      <style:text-properties officeooo:rsid="00388783"/>
    </style:style>
    <style:style style:name="T17" style:family="text">
      <style:text-properties officeooo:rsid="0038f062"/>
    </style:style>
    <style:style style:name="T18" style:family="text">
      <style:text-properties officeooo:rsid="003c31b1"/>
    </style:style>
    <style:style style:name="T19" style:family="text">
      <style:text-properties officeooo:rsid="003df59f"/>
    </style:style>
    <style:style style:name="T20" style:family="text">
      <style:text-properties officeooo:rsid="00452c5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dentification of doodles using MLP</text:p>
      <text:h text:style-name="P4" text:outline-level="1"><text:span text:style-name="T2">I. </text:span>Introduction</text:h>
      <text:p text:style-name="P2">Artificial Intelligence (AI) has revolutionized the way we interact with technology, and its applications continue to expand. One such application is the classification of doodles using Convolutional Neural Networks (CNNs).</text:p>
      <text:p text:style-name="P2">This essay aims to provide an in-depth understanding of an AI that classifies doodles, exploring the step-by-step process of building an image classifier for doodle recognition. With the help of the Google "Quick, Draw!" dataset and scikit-learn, a Python neural network library, we will delve into the intricacies of how neural networks learn and how they can be trained to recognize various doodles. The dataset is available for free on <text:span text:style-name="T7">the following link: https://github.com/googlecreativelab/quickdraw-dataset</text:span></text:p>
      <text:h text:style-name="P5" text:outline-level="1"><text:span text:style-name="T2">II. Dataset</text:span></text:h>
      <text:p text:style-name="P11">Google's Quick Draw dataset is a collection of 50 million drawings across 345 categories, contributed by players of the game Quick, Draw!. The drawings were captured as timestamped vectors, tagged with metadata including what the player was asked to draw and in which country the player was located. </text:p>
      <text:p text:style-name="P12">[Inserir imagens exemplo com labels]</text:p>
      <text:h text:style-name="P6" text:outline-level="1"><text:span text:style-name="T3">III. </text:span><text:span text:style-name="T4">Methodology</text:span></text:h>
      <text:p text:style-name="P14">The project’s goal is to train machine learning models capable of accurately classifying doodles based on the Quick Draw dataset. <text:span text:style-name="T8">To achieve that, the following steps were </text:span><text:span text:style-name="T13">taken</text:span><text:span text:style-name="T8">:</text:span></text:p>
      <text:list xml:id="list3244812149" text:style-name="L1">
        <text:list-item>
          <text:p text:style-name="P15">Data preprocessing</text:p>
        </text:list-item>
        <text:list-item>
          <text:p text:style-name="P17">Model training <text:span text:style-name="T12">(</text:span>logistic regression and feedforward<text:span text:style-name="T12">)</text:span></text:p>
        </text:list-item>
        <text:list-item>
          <text:p text:style-name="P19">Model regularization (hyperparameter tuning)</text:p>
        </text:list-item>
        <text:list-item>
          <text:p text:style-name="P18">Model evaluation (metrics, cross validation)</text:p>
        </text:list-item>
      </text:list>
      <text:h text:style-name="P7" text:outline-level="1"><text:span text:style-name="T6">IV</text:span><text:span text:style-name="T3">. </text:span><text:span text:style-name="T6">Data preprocessing</text:span></text:h>
      <text:p text:style-name="P13"><text:span text:style-name="T2">For the purposes of our training, we selected only 5 categories </text:span><text:span text:style-name="T9">out of the 345 available in the complete dataset. Each vector images</text:span><text:span text:style-name="T2"> </text:span><text:span text:style-name="T9">was </text:span><text:span text:style-name="T2">converted to </text:span><text:span text:style-name="T9">a</text:span><text:span text:style-name="T2"> 2</text:span><text:span text:style-name="T5">8</text:span><text:span text:style-name="T2">x2</text:span><text:span text:style-name="T5">8</text:span><text:span text:style-name="T2"> bitmap. </text:span><text:span text:style-name="T9">Image metadata was not useful and so was discarded.</text:span></text:p>
      <text:p text:style-name="P21"><text:span text:style-name="T17">We experimented with data augmentation by applying random transformations </text:span><text:span text:style-name="T18">(e.g. translation, rotation) to the existing dataset in order to </text:span>artificially increase <text:span text:style-name="T18">it’s size and hopefully </text:span>improve the <text:soft-page-break/>model's generalization ability<text:span text:style-name="T18">. However, </text:span><text:span text:style-name="T19">we found that the extra complexity was not worth the benefits so we didn’t pursue it further.</text:span></text:p>
      <text:p text:style-name="P16"><text:span text:style-name="T10">Furthermore, the image data was normalized. </text:span><text:span text:style-name="T1">Instead of representing pixel color information as RGB channels ranging from 0 to 255, we represent it as a number between zero and one. This way, </text:span><text:span text:style-name="T11">numerical instability is avoided while improving convergence.</text:span></text:p>
      <text:p text:style-name="P20">Lastly, we noticed that <text:span text:style-name="T14">the </text:span>categories <text:span text:style-name="T14">did not have the same amount of samples among themselves. To circumvent any biases that might come from this, the number of samples to be trained for each of the categories is the minimum among all of the categories to be trained.</text:span></text:p>
      <text:h text:style-name="P8" text:outline-level="1">V. Model training</text:h>
      <text:p text:style-name="P3">We have trained two types of classification neutral networks — Logistic regression and feedforward MLP.</text:p>
      <text:p text:style-name="P2">Logistic regression is a model-based method that uses a nonlinear model structure, while feedforward neural networks are a data-based method that can model nonlinear models through its activation function. Logistic regression is simpler and faster than feedforward neural networks, but it is less flexible and less accurate. Feedforward neural networks are more flexible and can model more complex relationships between variables, but they are more computationally expensive and more susceptible to overfitting. In general, logistic regression is a good choice for simple problems with few variables, while feedforward neural networks are better suited for more complex problems with many variables.</text:p>
      <text:h text:style-name="P9" text:outline-level="1"><text:span text:style-name="T15">VI. </text:span>Model <text:span text:style-name="T16">regularization</text:span></text:h>
      <text:h text:style-name="P9" text:outline-level="1"><text:span text:style-name="T15">VII. </text:span>Model <text:span text:style-name="T15">evaluation</text:span></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6T21:55:19.042363348</meta:creation-date>
    <dc:date>2023-05-08T00:11:47.315901387</dc:date>
    <meta:editing-duration>PT7H33M56S</meta:editing-duration>
    <meta:editing-cycles>36</meta:editing-cycles>
    <meta:generator>LibreOffice/7.4.5.1$Linux_X86_64 LibreOffice_project/40$Build-1</meta:generator>
    <meta:document-statistic meta:table-count="0" meta:image-count="0" meta:object-count="0" meta:page-count="2" meta:paragraph-count="23" meta:word-count="516" meta:character-count="3444" meta:non-whitespace-character-count="2953"/>
  </office:meta>
</office:document-meta>
</file>